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de1f" officeooo:paragraph-rsid="0014de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5:26:48.695248622</meta:creation-date>
    <dc:date>2020-01-24T15:27:36.915127364</dc:date>
    <meta:editing-duration>PT48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0"/>
    <meta:generator>LibreOffice/5.1.6.2$Linux_X86_64 LibreOffice_project/10m0$Build-2</meta:generator>
  </office:meta>
</office:document-meta>
</file>